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AFlow.internalEndpointUn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Flow.setJmsURL( String jms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Flow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Flow.setConnectionFactory( ActiveMQ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Flow.onRemoteEndpointUn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overableTransactionManagerWrapper.recoverResourceManager( NamedXAResource namedXA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Flow.canHandle( MessageExchange 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necto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CAFlow.removeAllPackets( String contain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CAFlow.onRemoteEndpoint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AFlow.sendJmsMessage( Destination dest , Serializable object , boolean persistent , boolean transact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CAFlow.sto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nector.Connector( ActiveMQDestination destination , MessageListener listener , boolean transa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CAFlow.getBroadcast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Flow.get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Flow.setConnectionManager( ConnectionManager conne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verableTransactionManagerWrapper.recoveryError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Flow.get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Flow.onInternalEndpointRegistered( EndpointEvent event , boolean broadca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coverableTransactionManagerWrapper.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ootstrapContext.createTi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Flow.onComponentStopped( Component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CAFlow.init( Broker brok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RecoverableTransactionManagerWrapper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Flow.getConnection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coverableTransactionManagerWrapper.set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verableTransactionManagerWrapper.setTransactionTimeout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Flow.shutDow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mpleBootstrapContext.SimpleBootstrapContext( WorkManager work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Flow.onComponentStarted( Component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CAFlow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Flow.onMessage( Message 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CAFlow.numberInNetw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verableTransactionManagerWrapper.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ootstrapContext.getXATermin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Flow.setBroadcastDestinationName( String broadcastDestin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Flow.star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onnecto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AFlow.JCA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CAFlow.JCAFlow( String jms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Flow.doSend( MessageExchangeImpl 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Flow.componentStopped( Compon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verableTransactionManagerWrapper.susp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verableTransactionManagerWrapper.resume( Transaction 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ootstrapContext.getWork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Flow.componentStarted( Compon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verableTransactionManagerWrapper.get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Flow.internalEndpoint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verableTransactionManagerWrapper.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Flow.onAdvisoryMessage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CAFlow.getJms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verableTransactionManagerWrapper.RecoverableTransactionManagerWrapper( TransactionManager tx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Flow.onInternalEndpointUnregistered( EndpointEvent event , boolean broadca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CAFlow.doRouting( final MessageExchangeImpl m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